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.22mm" svg:height="89.92mm" svg:x="70.75mm" svg:y="27.67mm">
            <loext:p draw:notify-on-update-of-ranges="Feuille1.A6:Feuille1.A10 Feuille1.B6:Feuille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# Tests performances Swan</text:p>
            <text:p># t_min = 0 ; t_max = 10; delta_t = 0.02</text:p>
            <text:p># maillage 1103 * 44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nb_cores</text:p>
          </table:table-cell>
          <table:table-cell office:value-type="string" calcext:value-type="string">
            <text:p>Time ( s )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ce2" office:value-type="string" calcext:value-type="string" table:number-columns-spanned="3" table:number-rows-spanned="1">
            <text:p>Conclusion : Pas de scalabilité forte 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00/00/0000</text:date>, <text:time style:data-style-name="N2" text:time-value="11:16:12.84087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0:18:41.643423139</meta:creation-date>
    <dc:date>2020-07-27T11:23:04.237621270</dc:date>
    <meta:editing-duration>PT26M22S</meta:editing-duration>
    <meta:editing-cycles>7</meta:editing-cycles>
    <meta:generator>LibreOffice/5.3.6.1$Linux_X86_64 LibreOffice_project/30$Build-1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3cm" xlink:href=".." xlink:type="simple" chart:class="chart:scatter" chart:style-name="ch1">
        <chart:title svg:x="4.554cm" svg:y="0.314cm" chart:style-name="ch2">
          <text:p>Temps d'éxecution de Swan (STL)</text:p>
        </chart:title>
        <chart:legend chart:legend-position="end" svg:x="13.091cm" svg:y="4.223cm" style:legend-expansion="high" chart:style-name="ch3"/>
        <chart:plot-area chart:style-name="ch4" table:cell-range-address="Feuille1.A6:Feuille1.B10" svg:x="1.279cm" svg:y="1.246cm" svg:width="11.492cm" svg:height="6.639cm">
          <chartooo:coordinate-region svg:x="1.9cm" svg:y="1.419cm" svg:width="10.684cm" svg:height="5.872cm"/>
          <chart:axis chart:dimension="x" chart:name="primary-x" chart:style-name="ch5">
            <chart:title svg:x="6.293cm" svg:y="8.064cm" chart:style-name="ch6">
              <text:p>nb_cores</text:p>
            </chart:title>
            <chart:grid chart:style-name="ch7" chart:class="major"/>
          </chart:axis>
          <chart:axis chart:dimension="y" chart:name="primary-y" chart:style-name="ch5">
            <chart:title svg:x="0.451cm" svg:y="5.231cm" chart:style-name="ch8">
              <text:p>time ( s )</text:p>
            </chart:title>
            <chart:grid chart:style-name="ch7" chart:class="major"/>
          </chart:axis>
          <chart:series chart:style-name="ch9" chart:values-cell-range-address="Feuille1.B6:Feuille1.B10" chart:class="chart:scatter">
            <chart:domain table:cell-range-address="Feuille1.A6:Feuille1.A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6:Feuille1.A10</svg:desc>
                </draw:g>
              </table:table-cell>
              <table:table-cell office:value-type="float" office:value="77">
                <text:p>77</text:p>
                <draw:g>
                  <svg:desc>Feuille1.B6:Feui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